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Standard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acancy edit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Vacancy edit form open 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3">Я на странице профиля вакансии</text:p>
            <text:p text:style-name="P3">И кнопка <text:span text:style-name="T2">«Edit» </text:span>активна 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нажимаю на кнопку <text:span text:style-name="T2">«Edit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Открывается форма редактирования вакансии</text:p>
          </table:table-cell>
        </table:table-row>
      </table:table>
      <text:p text:style-name="Standard"/>
      <text:p text:style-name="Standard">// <text:span text:style-name="T3">редактирование работает так же, как создание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2">
            <text:p text:style-name="P4">2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y edit form<text:span text:style-name="T3">: </text:span>apply 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3">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5">Я <text:span text:style-name="T2"><text:s/>/* </text:span>редактирую все поля*/</text:p>
            <text:p text:style-name="P3">И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Изменения сохранены</text:p>
            <text:p text:style-name="P3">И открывается страница профиля вакансии</text:p>
            <text:p text:style-name="P3">И значения всех полей соответствуют новым 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2.1">
            <text:p text:style-name="P4">2.1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Vacancy edit form<text:span text:style-name="T3">: c</text:span>ancel 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3">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редактирую все поля</text:p>
            <text:p text:style-name="P3">Я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Изменения не внесены</text:p>
            <text:p text:style-name="P3">И открывается страница профиля вакансии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24S</meta:editing-duration>
    <meta:editing-cycles>5</meta:editing-cycles>
    <meta:generator>OpenOffice/4.1.2$Win32 OpenOffice.org_project/412m3$Build-9782</meta:generator>
    <dc:date>2016-04-12T14:30:31.02</dc:date>
    <dc:creator>Юлия Сидорук</dc:creator>
    <meta:document-statistic meta:table-count="3" meta:image-count="0" meta:object-count="0" meta:page-count="1" meta:paragraph-count="38" meta:word-count="103" meta:character-count="644"/>
    <meta:user-defined meta:name="Info 1"/>
    <meta:user-defined meta:name="Info 2"/>
    <meta:user-defined meta:name="Info 3"/>
    <meta:user-defined meta:name="Info 4"/>
  </office:meta>
</office:document-meta>
</file>